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b536da"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b536da"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b536da"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color="#b536da"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 1</text:p>
      <text:p text:style-name="P2">_</text:p>
      <text:p text:style-name="P1">Act 2</text:p>
      <text:p text:style-name="P2">_</text:p>
      <text:p text:style-name="P1">Act :33</text:p>
      <text:p text:style-name="P2">_</text:p>
      <text:p text:style-name="P1">Interfishin</text:p>
      <text:p text:style-name="P2">_</text:p>
      <text:p text:style-name="P1">Act 4</text:p>
      <text:p text:style-name="P2">_</text:p>
      <text:p text:style-name="P1">Act 5</text:p>
      <text:p text:style-name="P2">_</text:p>
      <text:p text:style-name="P1">Act 5 Act 2</text:p>
      <text:p text:style-name="P2">_</text:p>
      <text:p text:style-name="P1">Act 6</text:p>
      <text:p text:style-name="P2">_</text:p>
      <text:p text:style-name="P1">Act 6 Intermission 1</text:p>
      <text:p text:style-name="P2">_</text:p>
      <text:p text:style-name="P1">Act 6 Act 2</text:p>
      <text:p text:style-name="P2">_</text:p>
      <text:p text:style-name="P1">Act 6 Intermission 2</text:p>
      <text:p text:style-name="P2">_</text:p>
      <text:p text:style-name="P1">Act 6 Act 3</text:p>
      <text:p text:style-name="P2"><text:soft-page-break/>_</text:p>
      <text:p text:style-name="P1">Act 6 Intermission 3</text:p>
      <text:p text:style-name="P2">_</text:p>
      <text:p text:style-name="P1">Act 6 Act 4</text:p>
      <text:p text:style-name="P2">_</text:p>
      <text:p text:style-name="P1">Act 6 Intermission 4</text:p>
      <text:p text:style-name="P2">_</text:p>
      <text:p text:style-name="P1">Act 6 Act 5</text:p>
      <text:p text:style-name="P2">_</text:p>
      <text:p text:style-name="P2">1. RxLa1; JC1: =007432</text:p>
      <text:p text:style-name="P2">3833 &lt; 383</text:p>
      <text:p text:style-name="P2">_</text:p>
      <text:p text:style-name="P2">2. RxLa2; JC2: =007433</text:p>
      <text:p text:style-name="P2">3833 &lt; 3;3</text:p>
      <text:p text:style-name="P2">_</text:p>
      <text:p text:style-name="P2">3. RxLa3; JC3: =007434</text:p>
      <text:p text:style-name="P2">3833 &lt; 38D</text:p>
      <text:p text:style-name="P2">3833 &lt; 38O</text:p>
      <text:p text:style-name="P2">_</text:p>
      <text:p text:style-name="P2">4. RxLa4; JC4: =007435</text:p>
      <text:p text:style-name="P2">3833 &lt; 38(</text:p>
      <text:p text:style-name="P2">_</text:p>
      <text:p text:style-name="P1">Act 6 Act 5 Act 2</text:p>
      <text:p text:style-name="P2">_</text:p>
      <text:p text:style-name="P2">5. ES1: =007646</text:p>
      <text:p text:style-name="P2"><text:soft-page-break/>3833 &lt; 38\</text:p>
      <text:p text:style-name="P2">38?? &lt; 38? </text:p>
      <text:p text:style-name="P2">38)) &lt; 38)</text:p>
      <text:p text:style-name="P2">_</text:p>
      <text:p text:style-name="P2">6. ES2; ARSp1: =007659</text:p>
      <text:p text:style-name="P2">3833 &lt; 38o</text:p>
      <text:p text:style-name="P2">38(( &lt; 38\</text:p>
      <text:p text:style-name="P2">_</text:p>
      <text:p text:style-name="P1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3" meta:paragraph-count="57" meta:word-count="132" meta:character-count="447"/>
    <meta:generator>OpenOffice/4.1.2$Win32 OpenOffice.org_project/412m3$Build-9782</meta:generator>
  </office:meta>
</office:document-meta>
</file>